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Iq57ECEqEeOls5wK-eVumw.png"/>
  <manifest:file-entry manifest:media-type="image/.png" manifest:full-path="Pictures/_ItbqoCEqEeOls5wK-eVumw.png"/>
  <manifest:file-entry manifest:media-type="image/.png" manifest:full-path="Pictures/_ItbqoiEqEeOls5wK-eVumw.png"/>
  <manifest:file-entry manifest:media-type="image/.png" manifest:full-path="Pictures/_ItbqoSEqEeOls5wK-eVum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8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font-weight="normal" style:font-weight-asian="normal" style:font-weight-complex="normal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Diagramme de contexte et acteurs</text:h>
      <text:p text:style-name="Standard"/>
      <text:h text:outline-level="3" text:style-name="P18">Diagramme de contexte (spécification périmètre applicatif) :</text:h>
      <text:p text:style-name="P13"/>
      <text:p text:style-name="P11"/>
      <text:p text:style-name="P12"><text:span text:style-name="T5"/><text:span text:style-name="T5"><draw:frame draw:name="Cadre2" draw:style-name="fr1" draw:z-index="2" svg:height="7.639700973574409cm" svg:width="16.595cm" text:anchor-type="as-char"><draw:text-box fo:min-height="1.457cm" svg:height="1.457cm"><draw:frame style:rel-height="scale" style:rel-width="100%" svg:height="7.639700973574409cm" svg:width="16.595cm" text:anchor-type="frame"><draw:image xlink:actuate="onLoad" xlink:href="Pictures/_Iq57ECEqEeOls5wK-eVumw.png" xlink:show="embed" xlink:type="simple"/></draw:frame><text:p text:style-name="Frame_20_contents"/></draw:text-box></draw:frame></text:span><text:span text:style-name="T5"/></text:p>
      <text:p text:style-name="P8"/>
      <text:p text:style-name="P13"/>
      <text:h text:outline-level="3" text:style-name="Heading_20_3">Acteur uml "Bibliothecaire"</text:h>
      <text:p text:style-name="Standard"/>
      <text:p text:style-name="P17">Employé de la bibliothèque en charge de la gestion des exemplaires et des emprunts</text:p>
      <text:p text:style-name="P7"/>
      <text:h text:outline-level="3" text:style-name="Heading_20_3">Acteur uml "Logiciel_comptabilité"</text:h>
      <text:p text:style-name="Standard"/>
      <text:p text:style-name="P17">logiciel de comptabilité</text:p>
      <text:p text:style-name="P7"/>
      <text:h text:outline-level="3" text:style-name="Heading_20_3">Acteur uml "ResponsableAbonnement"</text:h>
      <text:p text:style-name="Standard"/>
      <text:p text:style-name="P17">Employé de la bibliothèque en charge des inscriptions et de la gestion des contentieux</text:p>
      <text:p text:style-name="P7"/>
      <text:p text:style-name="P8">
</text:p>
      <text:p text:style-name="P2"><text:span text:style-name="T4"/></text:p>
      <text:h text:outline-level="2" text:style-name="Heading_20_2">Cas d'utilisation avec scénarios et activités</text:h>
      <text:p text:style-name="P14">"<text:span text:style-name="T10">Use Case</text:span>" : <text:span text:style-name="T10">objectif</text:span> (ou <text:s/>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/>
      <text:p text:style-name="P11"/>
      <text:p text:style-name="P12"><text:span text:style-name="T5"/><text:span text:style-name="T5"><draw:frame draw:name="Cadre1" draw:style-name="fr1" draw:z-index="0" svg:height="9.209880705394191cm" svg:width="16.595cm" text:anchor-type="as-char"><draw:text-box fo:min-height="1.457cm" svg:height="1.457cm"><draw:frame style:rel-height="scale" style:rel-width="100%" svg:height="9.209880705394191cm" svg:width="16.595cm" text:anchor-type="frame"><draw:image xlink:actuate="onLoad" xlink:href="Pictures/_ItbqoCEqEeOls5wK-eVumw.png" xlink:show="embed" xlink:type="simple"/></draw:frame><text:p text:style-name="Frame_20_contents"/></draw:text-box></draw:frame></text:span><text:span text:style-name="T5"/></text:p>
      <text:p text:style-name="P8"/>
      <text:p text:style-name="P13"/>
      <text:h text:outline-level="3" text:style-name="Heading_20_3"><text:soft-page-break/>U.C. "enregistrer nouvel emprunt"</text:h>
      <text:p text:style-name="Standard"/>
      <text:p text:style-name="P17">scénario nominal:</text:p>
      <text:p text:style-name="P17">1) identifier abonné (voir sous UC)</text:p>
      <text:p text:style-name="P17">2) vérifier droits à emprunter (voir sous UC) et retouner le nombre maximum d'exemplaires autorisés à l'emprunt</text:p>
      <text:p text:style-name="P17">3) pour chaque exemplaire à emprunter (dans la limite autorisée):</text:p>
      <text:p text:style-name="P17">      a) renseigner le numéro de l'exemplaire à emprunter</text:p>
      <text:p text:style-name="P17">      b) enregistrer l'emprunt dans le système informatique</text:p>
      <text:p text:style-name="P17">4) afficher un résumé des opérations effectuées (et imprimer éventuellement une petite fiche)</text:p>
      <text:p text:style-name="P17"/>
      <text:p text:style-name="P7"/>
      <text:p text:style-name="P11"/>
      <text:p text:style-name="P10"><text:span text:style-name="T8"/><text:span text:style-name="T8"><draw:frame draw:name="Cadre3" draw:style-name="fr1" draw:z-index="1" svg:height="14.702753705815278cm" svg:width="16.595cm" text:anchor-type="as-char"><draw:text-box fo:min-height="1.457cm" svg:height="1.457cm"><draw:frame style:rel-height="scale" style:rel-width="100%" svg:height="14.702753705815278cm" svg:width="16.595cm" text:anchor-type="frame"><draw:image xlink:actuate="onLoad" xlink:href="Pictures/_ItbqoSEqEeOls5wK-eVumw.png" xlink:show="embed" xlink:type="simple"/></draw:frame><text:p text:style-name="Frame_20_contents"/></draw:text-box></draw:frame></text:span><text:span text:style-name="T8"/></text:p>
      <text:p text:style-name="P9"/>
      <text:p text:style-name="P15"><text:span text:style-name="T3"/></text:p>
      <text:h text:outline-level="3" text:style-name="Heading_20_3"><text:soft-page-break/>U.C. "enregistrer retour/fin emprunt"</text:h>
      <text:p text:style-name="Standard"/>
      <text:p text:style-name="P17">scénario nominal:</text:p>
      <text:p text:style-name="P17">1) enregistrer les numéros (et l'état physique = BON,ABIME,HS)  de chaque exemplaire rendu</text:p>
      <text:p text:style-name="P17">2) pour chaque exemplaire rendu abimé ,effectuer les actions selon l'état (voir sous UC "gérer état exemplaire rendu")</text:p>
      <text:p text:style-name="P17">3) afficher un résumé des opérations effectuées (avec statistique = nombre total d'emprunts en cours)</text:p>
      <text:p text:style-name="P17"/>
      <text:p text:style-name="P7"/>
      <text:p text:style-name="P15"><text:span text:style-name="T3"/></text:p>
      <text:h text:outline-level="3" text:style-name="Heading_20_3"><text:soft-page-break/>U.C. "consulter_emprunts"</text:h>
      <text:p text:style-name="Standard"/>
      <text:p text:style-name="P17">scénario nominal:</text:p>
      <text:p text:style-name="P17">1) identifier abonné (voir sous UC)</text:p>
      <text:p text:style-name="P17">2) rechercher les emprunts (en cours) effectués par l'abonné précisé</text:p>
      <text:p text:style-name="P17">3) afficher la liste des emprunts</text:p>
      <text:p text:style-name="P17"/>
      <text:p text:style-name="P7"/>
      <text:p text:style-name="P15"><text:span text:style-name="T3"/></text:p>
      <text:h text:outline-level="3" text:style-name="Heading_20_3"><text:soft-page-break/>U.C. "enregistrer_exemplaire_neuf"</text:h>
      <text:p text:style-name="Standard"/>
      <text:p text:style-name="P17">scénario nominal:</text:p>
      <text:p text:style-name="P17">1) renseigner les informations liées au nouvel exemplaire (qui vient d'être acheté)</text:p>
      <text:p text:style-name="P17">2) enregistrer ces informations dans le système informatique "bibliothèque" </text:p>
      <text:p text:style-name="P17">3) déclencher un enregistrement comptable de l'achat (voir sous UC)</text:p>
      <text:p text:style-name="P17">4 afficher un résumé des opérations effectuées</text:p>
      <text:p text:style-name="P17"/>
      <text:p text:style-name="P7"/>
      <text:p text:style-name="P15"><text:span text:style-name="T3"/></text:p>
      <text:h text:outline-level="3" text:style-name="Heading_20_3"><text:soft-page-break/>U.C. "vérifier_droits_a_emprunter"</text:h>
      <text:p text:style-name="Standard"/>
      <text:p text:style-name="P17">pré-conditions:</text:p>
      <text:p text:style-name="P17">* abonné déjà identifié</text:p>
      <text:p text:style-name="P17"/>
      <text:p text:style-name="P17">scénario nominal:</text:p>
      <text:p text:style-name="P17">1) vérifier l'absence de gros contentieux</text:p>
      <text:p text:style-name="P17">2) récupérer le nombre d'emprunt en cours</text:p>
      <text:p text:style-name="P17">3) remonter le nombre d'emprunts  actuellement autorisés:</text:p>
      <text:p text:style-name="P17">             0 si contentieux</text:p>
      <text:p text:style-name="P17">             n = nbMaxEmprunts(ex: 8) - nbEmpruntsEnCours</text:p>
      <text:p text:style-name="P17"/>
      <text:p text:style-name="P7"/>
      <text:p text:style-name="P11"/>
      <text:p text:style-name="P10"><text:span text:style-name="T8"/><text:span text:style-name="T8"><draw:frame draw:name="Cadre3" draw:style-name="fr1" draw:z-index="1" svg:height="14.702753705815278cm" svg:width="16.595cm" text:anchor-type="as-char"><draw:text-box fo:min-height="1.457cm" svg:height="1.457cm"><draw:frame style:rel-height="scale" style:rel-width="100%" svg:height="14.702753705815278cm" svg:width="16.595cm" text:anchor-type="frame"><draw:image xlink:actuate="onLoad" xlink:href="Pictures/_ItbqoiEqEeOls5wK-eVumw.png" xlink:show="embed" xlink:type="simple"/></draw:frame><text:p text:style-name="Frame_20_contents"/></draw:text-box></draw:frame></text:span><text:span text:style-name="T8"/></text:p>
      <text:p text:style-name="P9"/>
      <text:p text:style-name="P15"><text:span text:style-name="T3"/></text:p>
      <text:h text:outline-level="3" text:style-name="Heading_20_3"><text:soft-page-break/>U.C. "gérer_emprunt"</text:h>
      <text:p text:style-name="Standard"/>
      <text:p text:style-name="P17">scénario nominal:</text:p>
      <text:p text:style-name="P17">1) choisir un type d'action sur les emprunts (consultation, début , fin/retour )</text:p>
      <text:p text:style-name="P17">2) déclencher un des cas dérivés (voir "UC" avec "Généralisation/Spécialisation)</text:p>
      <text:p text:style-name="P17"/>
      <text:p text:style-name="P7"/>
      <text:p text:style-name="P15"><text:span text:style-name="T3"/></text:p>
      <text:h text:outline-level="3" text:style-name="Heading_20_3"><text:soft-page-break/>U.C. "gérer_contentieux"</text:h>
      <text:p text:style-name="Standard"/>
      <text:p text:style-name="P17">scénario nominal:</text:p>
      <text:p text:style-name="P17">1) récupérer les informations d'un contentieux préalablement enregistré dans le système informatique</text:p>
      <text:p text:style-name="P17">2) selon la nature du contentieux , effectuer une des opérations suivantes:</text:p>
      <text:p text:style-name="P17">     si "un peu abîmé et nécessitant restauration"</text:p>
      <text:p text:style-name="P17">            alors "avertissement la première fois (sur une période d'un an)"</text:p>
      <text:p text:style-name="P17">                      et "demande d'un paiement de la restauration" les fois suivantes (sur une période d'un an).</text:p>
      <text:p text:style-name="P17">     si "perdu" ou bien "rendu HS" </text:p>
      <text:p text:style-name="P17">            alors "demande d'un paiement dont le montant est le prix de l'exemplaire diminué par l'application</text:p>
      <text:p text:style-name="P17">                        d'un coefficient de vétusté de 5% par an".</text:p>
      <text:p text:style-name="P17">3) ....</text:p>
      <text:p text:style-name="P17"/>
      <text:p text:style-name="P7"/>
      <text:p text:style-name="P15"><text:span text:style-name="T3"/></text:p>
      <text:h text:outline-level="3" text:style-name="Heading_20_3"><text:soft-page-break/>U.C. "lancer_restauration"</text:h>
      <text:p text:style-name="Standard"/>
      <text:p text:style-name="P17">pré-conditions:</text:p>
      <text:p text:style-name="P17">* numéro de l'exemplaire devant être restauré déjà connu/renseigné (dans le contexte)</text:p>
      <text:p text:style-name="P17"/>
      <text:p text:style-name="P17">scénario nominal:</text:p>
      <text:p text:style-name="P17">1) enregistrer l'envoi de l'exemplaire en restauration</text:p>
      <text:p text:style-name="P17">2) afficher un statut/résumé sur l'opération effectuée</text:p>
      <text:p text:style-name="P17"/>
      <text:p text:style-name="P7"/>
      <text:p text:style-name="P15"><text:span text:style-name="T3"/></text:p>
      <text:h text:outline-level="3" text:style-name="Heading_20_3"><text:soft-page-break/>U.C. "inscrire_nouvel_abonné"</text:h>
      <text:p text:style-name="Standard"/>
      <text:p text:style-name="P17">scénario nominal:</text:p>
      <text:p text:style-name="P17">1) renseigner informations sur abonné (nom , prénom , adresse, ...) </text:p>
      <text:p text:style-name="P17">2) vérifier si pas déjà abonné</text:p>
      <text:p text:style-name="P17">3) récupérer des photocopies des pièces justificatives liées aux conditions d'abonnement</text:p>
      <text:p text:style-name="P17">4) enregistrer les informations sur l'abonné et les pièces justificatives dans le système informatique , génération d'un nouveau numéro d'abonné</text:p>
      <text:p text:style-name="P17">5) imprimer une carte d'abonnement  (avec numéro d'abonné) et afficher un résumé des opérations effectuées</text:p>
      <text:p text:style-name="P17"/>
      <text:p text:style-name="P7"/>
      <text:p text:style-name="P15"><text:span text:style-name="T3"/></text:p>
      <text:h text:outline-level="3" text:style-name="Heading_20_3"><text:soft-page-break/>U.C. "gérer état exemplaire rendu"</text:h>
      <text:p text:style-name="Standard"/>
      <text:p text:style-name="P17">scénario nominal:</text:p>
      <text:p text:style-name="P17">1) selon l'état physique =( BON,ABIME,HS)de l'exemplaire rendu: </text:p>
      <text:p text:style-name="P17">      * si rendu en bon état alors marquer exemplaire comme disponible</text:p>
      <text:p text:style-name="P17">      * si rendu un peu abimé (ex: page prête à se détacher, ....)</text:p>
      <text:p text:style-name="P17">            alors lancer une restauration et enregistrer l'incident (léger contentieux)</text:p>
      <text:p text:style-name="P17">      * si rendu très abîmé (Hors Service) ou bien "déclaré perdu" </text:p>
      <text:p text:style-name="P17">            alors  enregistrer  "exemplaire HS" et enregistrer le contentieux</text:p>
      <text:p text:style-name="P17">2) afficher un résumé des opérations effectuées</text:p>
      <text:p text:style-name="P17"/>
      <text:p text:style-name="P7"/>
      <text:p text:style-name="P15"><text:span text:style-name="T3"/></text:p>
      <text:h text:outline-level="3" text:style-name="Heading_20_3"><text:soft-page-break/>U.C. "enregistrer contentieux"</text:h>
      <text:p text:style-name="Standard"/>
      <text:p text:style-name="P17">pré-conditions:</text:p>
      <text:p text:style-name="P17">* numéro de l'exemplaire associé au contentieux déjà connu/renseigné (dans le contexte)</text:p>
      <text:p text:style-name="P17"/>
      <text:p text:style-name="P17">scénario nominal:</text:p>
      <text:p text:style-name="P17">1) renseigner le type et la formulation du contentieux</text:p>
      <text:p text:style-name="P17">       (exemples: * exemplaire rendu très abimé , HS</text:p>
      <text:p text:style-name="P17">                          * exemplaire déclaré perdu</text:p>
      <text:p text:style-name="P17">                          * exemplaire un petit peu abîmé et nécessitant restauration)</text:p>
      <text:p text:style-name="P17">2) enregistrer l'ensemble du contentieux dans le système informatique en fonction du contexte</text:p>
      <text:p text:style-name="P17">3) afficher statut/résumé sur le contentieux</text:p>
      <text:p text:style-name="P17"/>
      <text:p text:style-name="P7"/>
      <text:p text:style-name="P15"><text:span text:style-name="T3"/></text:p>
      <text:h text:outline-level="3" text:style-name="Heading_20_3"><text:soft-page-break/>U.C. "réintégrer exemplaire réparé"</text:h>
      <text:p text:style-name="Standard"/>
      <text:p text:style-name="P17">scénario nominal:</text:p>
      <text:p text:style-name="P17">1) renseigner numéro exemplaire à réintégrer (qui devra être manuellement replacé dans le bon rayon)</text:p>
      <text:p text:style-name="P17">3) enregistrer la ré-intégration de l'exemplaire dans le système informatique "bibliothèque"</text:p>
      <text:p text:style-name="P17"/>
      <text:p text:style-name="P7"/>
      <text:p text:style-name="P15"><text:span text:style-name="T3"/></text:p>
      <text:h text:outline-level="3" text:style-name="Heading_20_3"><text:soft-page-break/>U.C. "déclencher_enreg_comptable"</text:h>
      <text:p text:style-name="Standard"/>
      <text:p text:style-name="P17">scénario nominal:</text:p>
      <text:p text:style-name="P17">1) récupérer les informations financières liées à l'achat (prix , intitulé exemplaire, ...)</text:p>
      <text:p text:style-name="P17">2) appeler une méthode d'enregistrement comptable sur le logiciel externe de comptabilité</text:p>
      <text:p text:style-name="P17">3) remonter un statut sur l'enregistrement délégué.</text:p>
      <text:p text:style-name="P17"/>
      <text:p text:style-name="P7"/>
      <text:p text:style-name="P15"><text:span text:style-name="T3"/></text:p>
      <text:h text:outline-level="3" text:style-name="Heading_20_3"><text:soft-page-break/>U.C. "identifier abonné"</text:h>
      <text:p text:style-name="Standard"/>
      <text:p text:style-name="P17">scénario nominal:</text:p>
      <text:p text:style-name="P17">1) renseigner numéro abonné</text:p>
      <text:p text:style-name="P17">2) rechercher abonné selon numéro</text:p>
      <text:p text:style-name="P17">3) retourner les informations sur l'abonné identifié</text:p>
      <text:p text:style-name="P17"/>
      <text:p text:style-name="P17"/>
      <text:p text:style-name="P17">scénario exception "abonné introuvable"</text:p>
      <text:p text:style-name="P17">* si echec étape 2</text:p>
      <text:p text:style-name="P17">   alors étape 3 remplacée par "remonter message d'erreur" .</text:p>
      <text:p text:style-name="P17"/>
      <text:p text:style-name="P7"/>
      <text:p text:style-name="P15"><text:span text:style-name="T3"/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50:55.25</dc:date>
    <dc:language>fr-FR</dc:language>
    <meta:editing-cycles>120</meta:editing-cycles>
    <meta:editing-duration>PT5H57M27S</meta:editing-duration>
    <meta:document-statistic meta:table-count="0" meta:image-count="0" meta:object-count="0" meta:page-count="2" meta:paragraph-count="40" meta:word-count="155" meta:character-count="1787" meta:non-whitespace-character-count="1665"/>
    <meta:user-defined meta:name="Info 1"/>
    <meta:user-defined meta:name="Info 2"/>
    <meta:user-defined meta:name="Info 3"/>
    <meta:user-defined meta:name="Info 4"/>
  </office:meta>
</office:document-meta>
</file>